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solid" draw:fill-color="#e6e6ff" draw:opacity="35%" draw:textarea-horizontal-align="justify" draw:textarea-vertical-align="middle" draw:auto-grow-height="false" fo:min-height="4.75cm" fo:min-width="3.3cm" fo:padding-top="0.175cm" fo:padding-bottom="0.175cm" fo:padding-left="0.3cm" fo:padding-right="0.3cm" draw:shadow-opacity="35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6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P1" style:family="paragraph">
      <loext:graphic-properties draw:fill="solid" draw:fill-color="#e6e6ff" draw:opacity="3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5.1cm" svg:x="0.9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1cm" svg:x2="14.8cm" svg:y2="11cm">
          <text:p/>
        </draw:line>
        <draw:frame draw:style-name="gr3" draw:text-style-name="P3" draw:layer="layout" svg:width="1.425cm" svg:height="0.725cm" svg:x="13.1cm" svg:y="10.9cm">
          <draw:text-box>
            <text:p><text:span text:style-name="T1">Time</text:span></text:p>
          </draw:text-box>
        </draw:frame>
        <draw:frame draw:style-name="gr4" draw:text-style-name="P4" draw:layer="layout" svg:width="2.61cm" svg:height="0.645cm" svg:x="1.801cm" svg:y="0.475cm">
          <draw:text-box>
            <text:p><text:span text:style-name="T2">Export/Import</text:span></text:p>
          </draw:text-box>
        </draw:frame>
        <draw:line draw:style-name="gr5" draw:text-style-name="P2" draw:layer="layout" svg:x1="3cm" svg:y1="1.1cm" svg:x2="3cm" svg:y2="1.8cm">
          <text:p/>
        </draw:line>
        <draw:frame draw:style-name="gr6" draw:text-style-name="P4" draw:layer="layout" svg:width="1.154cm" svg:height="0.645cm" svg:x="2.502cm" svg:y="1.776cm">
          <draw:text-box>
            <text:p><text:span text:style-name="T2">Tidy</text:span></text:p>
          </draw:text-box>
        </draw:frame>
        <draw:line draw:style-name="gr5" draw:text-style-name="P2" draw:layer="layout" svg:x1="3cm" svg:y1="2.5cm" svg:x2="3cm" svg:y2="3.5cm">
          <text:p/>
        </draw:line>
        <draw:frame draw:style-name="gr7" draw:text-style-name="P4" draw:layer="layout" svg:width="2.094cm" svg:height="0.645cm" svg:x="2cm" svg:y="3.455cm">
          <draw:text-box>
            <text:p><text:span text:style-name="T2">Transform</text:span></text:p>
          </draw:text-box>
        </draw:frame>
        <draw:frame draw:style-name="gr8" draw:text-style-name="P4" draw:layer="layout" svg:width="2.737cm" svg:height="0.645cm" svg:x="0.8cm" svg:y="4.5cm">
          <draw:text-box>
            <text:p><text:span text:style-name="T2">Visualise Data</text:span></text:p>
          </draw:text-box>
        </draw:frame>
        <draw:frame draw:style-name="gr9" draw:text-style-name="P4" draw:layer="layout" svg:width="1.455cm" svg:height="0.645cm" svg:x="3.045cm" svg:y="5.8cm">
          <draw:text-box>
            <text:p><text:span text:style-name="T2">Model</text:span></text:p>
          </draw:text-box>
        </draw:frame>
        <draw:frame draw:style-name="gr10" draw:text-style-name="P4" draw:layer="layout" svg:width="3.293cm" svg:height="0.7cm" svg:x="0.907cm" svg:y="7.1cm">
          <draw:text-box>
            <text:p><text:span text:style-name="T2">Visualise Result</text:span></text:p>
          </draw:text-box>
        </draw:frame>
        <draw:frame draw:style-name="gr11" draw:text-style-name="P4" draw:layer="layout" svg:width="2.665cm" svg:height="1.039cm" svg:x="1.435cm" svg:y="9.1cm">
          <draw:text-box>
            <text:p text:style-name="P5"><text:span text:style-name="T2">Communicate</text:span></text:p>
            <text:p text:style-name="P5"><text:span text:style-name="T2">Publish</text:span></text:p>
          </draw:text-box>
        </draw:frame>
        <draw:line draw:style-name="gr5" draw:text-style-name="P2" draw:layer="layout" svg:x1="1.8cm" svg:y1="3.8cm" svg:x2="1.8cm" svg:y2="4.7cm">
          <text:p/>
        </draw:line>
        <draw:line draw:style-name="gr5" draw:text-style-name="P2" draw:layer="layout" svg:x1="3.8cm" svg:y1="4.1cm" svg:x2="3.9cm" svg:y2="5.9cm">
          <text:p/>
        </draw:line>
        <draw:line draw:style-name="gr5" draw:text-style-name="P2" draw:layer="layout" svg:x1="1.9cm" svg:y1="5.1cm" svg:x2="3.2cm" svg:y2="6.1cm">
          <text:p/>
        </draw:line>
        <draw:line draw:style-name="gr5" draw:text-style-name="P2" draw:layer="layout" svg:x1="3.5cm" svg:y1="6.4cm" svg:x2="2.6cm" svg:y2="7.2cm">
          <text:p/>
        </draw:line>
        <draw:line draw:style-name="gr5" draw:text-style-name="P2" draw:layer="layout" svg:x1="2.8cm" svg:y1="8.2cm" svg:x2="2.8cm" svg:y2="9.2cm">
          <text:p/>
        </draw:line>
        <draw:line draw:style-name="gr12" draw:text-style-name="P2" draw:layer="layout" svg:x1="2.2cm" svg:y1="3.8cm" svg:x2="1.8cm" svg:y2="3.8cm">
          <text:p/>
        </draw:line>
        <draw:line draw:style-name="gr12" draw:text-style-name="P2" draw:layer="layout" svg:x1="2.8cm" svg:y1="10.8cm" svg:x2="2.8cm" svg:y2="11.1cm">
          <text:p/>
        </draw:line>
        <draw:custom-shape draw:style-name="gr1" draw:text-style-name="P1" draw:layer="layout" svg:width="3.9cm" svg:height="5.1cm" svg:x="5.52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1cm" svg:height="0.645cm" svg:x="6.426cm" svg:y="0.475cm">
          <draw:text-box>
            <text:p><text:span text:style-name="T2">Export/Import</text:span></text:p>
          </draw:text-box>
        </draw:frame>
        <draw:line draw:style-name="gr5" draw:text-style-name="P2" draw:layer="layout" svg:x1="7.625cm" svg:y1="1.1cm" svg:x2="7.625cm" svg:y2="1.8cm">
          <text:p/>
        </draw:line>
        <draw:frame draw:style-name="gr6" draw:text-style-name="P4" draw:layer="layout" svg:width="1.154cm" svg:height="0.645cm" svg:x="7.127cm" svg:y="1.776cm">
          <draw:text-box>
            <text:p><text:span text:style-name="T2">Tidy</text:span></text:p>
          </draw:text-box>
        </draw:frame>
        <draw:line draw:style-name="gr5" draw:text-style-name="P2" draw:layer="layout" svg:x1="7.625cm" svg:y1="2.5cm" svg:x2="7.625cm" svg:y2="3.5cm">
          <text:p/>
        </draw:line>
        <draw:frame draw:style-name="gr7" draw:text-style-name="P4" draw:layer="layout" svg:width="2.094cm" svg:height="0.645cm" svg:x="6.625cm" svg:y="3.455cm">
          <draw:text-box>
            <text:p><text:span text:style-name="T2">Transform</text:span></text:p>
          </draw:text-box>
        </draw:frame>
        <draw:frame draw:style-name="gr8" draw:text-style-name="P4" draw:layer="layout" svg:width="2.737cm" svg:height="0.645cm" svg:x="5.425cm" svg:y="4.5cm">
          <draw:text-box>
            <text:p><text:span text:style-name="T2">Visualise Data</text:span></text:p>
          </draw:text-box>
        </draw:frame>
        <draw:frame draw:style-name="gr9" draw:text-style-name="P4" draw:layer="layout" svg:width="1.455cm" svg:height="0.645cm" svg:x="7.67cm" svg:y="5.8cm">
          <draw:text-box>
            <text:p><text:span text:style-name="T2">Model</text:span></text:p>
          </draw:text-box>
        </draw:frame>
        <draw:frame draw:style-name="gr10" draw:text-style-name="P4" draw:layer="layout" svg:width="3.293cm" svg:height="0.7cm" svg:x="5.532cm" svg:y="7.1cm">
          <draw:text-box>
            <text:p><text:span text:style-name="T2">Visualise Result</text:span></text:p>
          </draw:text-box>
        </draw:frame>
        <draw:frame draw:style-name="gr11" draw:text-style-name="P4" draw:layer="layout" svg:width="2.665cm" svg:height="1.039cm" svg:x="6.06cm" svg:y="9.1cm">
          <draw:text-box>
            <text:p text:style-name="P5"><text:span text:style-name="T2">Communicate</text:span></text:p>
            <text:p text:style-name="P5"><text:span text:style-name="T2">Publish</text:span></text:p>
          </draw:text-box>
        </draw:frame>
        <draw:line draw:style-name="gr5" draw:text-style-name="P2" draw:layer="layout" svg:x1="6.425cm" svg:y1="3.8cm" svg:x2="6.425cm" svg:y2="4.7cm">
          <text:p/>
        </draw:line>
        <draw:line draw:style-name="gr5" draw:text-style-name="P2" draw:layer="layout" svg:x1="8.425cm" svg:y1="4.1cm" svg:x2="8.525cm" svg:y2="5.9cm">
          <text:p/>
        </draw:line>
        <draw:line draw:style-name="gr5" draw:text-style-name="P2" draw:layer="layout" svg:x1="6.525cm" svg:y1="5.1cm" svg:x2="7.825cm" svg:y2="6.1cm">
          <text:p/>
        </draw:line>
        <draw:line draw:style-name="gr5" draw:text-style-name="P2" draw:layer="layout" svg:x1="8.125cm" svg:y1="6.4cm" svg:x2="7.225cm" svg:y2="7.2cm">
          <text:p/>
        </draw:line>
        <draw:line draw:style-name="gr5" draw:text-style-name="P2" draw:layer="layout" svg:x1="7.425cm" svg:y1="8.2cm" svg:x2="7.425cm" svg:y2="9.2cm">
          <text:p/>
        </draw:line>
        <draw:line draw:style-name="gr12" draw:text-style-name="P2" draw:layer="layout" svg:x1="6.825cm" svg:y1="3.8cm" svg:x2="6.425cm" svg:y2="3.8cm">
          <text:p/>
        </draw:line>
        <draw:custom-shape draw:style-name="gr1" draw:text-style-name="P1" draw:layer="layout" svg:width="3.9cm" svg:height="5.1cm" svg:x="10.22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1cm" svg:height="0.645cm" svg:x="11.126cm" svg:y="0.475cm">
          <draw:text-box>
            <text:p><text:span text:style-name="T2">Export/Import</text:span></text:p>
          </draw:text-box>
        </draw:frame>
        <draw:line draw:style-name="gr5" draw:text-style-name="P2" draw:layer="layout" svg:x1="12.325cm" svg:y1="1.1cm" svg:x2="12.325cm" svg:y2="1.8cm">
          <text:p/>
        </draw:line>
        <draw:frame draw:style-name="gr6" draw:text-style-name="P4" draw:layer="layout" svg:width="1.154cm" svg:height="0.645cm" svg:x="11.827cm" svg:y="1.776cm">
          <draw:text-box>
            <text:p><text:span text:style-name="T2">Tidy</text:span></text:p>
          </draw:text-box>
        </draw:frame>
        <draw:line draw:style-name="gr5" draw:text-style-name="P2" draw:layer="layout" svg:x1="12.325cm" svg:y1="2.5cm" svg:x2="12.325cm" svg:y2="3.5cm">
          <text:p/>
        </draw:line>
        <draw:frame draw:style-name="gr7" draw:text-style-name="P4" draw:layer="layout" svg:width="2.094cm" svg:height="0.645cm" svg:x="11.325cm" svg:y="3.455cm">
          <draw:text-box>
            <text:p><text:span text:style-name="T2">Transform</text:span></text:p>
          </draw:text-box>
        </draw:frame>
        <draw:frame draw:style-name="gr8" draw:text-style-name="P4" draw:layer="layout" svg:width="2.737cm" svg:height="0.645cm" svg:x="10.125cm" svg:y="4.5cm">
          <draw:text-box>
            <text:p><text:span text:style-name="T2">Visualise Data</text:span></text:p>
          </draw:text-box>
        </draw:frame>
        <draw:frame draw:style-name="gr9" draw:text-style-name="P4" draw:layer="layout" svg:width="1.455cm" svg:height="0.645cm" svg:x="12.37cm" svg:y="5.8cm">
          <draw:text-box>
            <text:p><text:span text:style-name="T2">Model</text:span></text:p>
          </draw:text-box>
        </draw:frame>
        <draw:frame draw:style-name="gr10" draw:text-style-name="P4" draw:layer="layout" svg:width="3.293cm" svg:height="0.7cm" svg:x="10.232cm" svg:y="7.1cm">
          <draw:text-box>
            <text:p><text:span text:style-name="T2">Visualise Result</text:span></text:p>
          </draw:text-box>
        </draw:frame>
        <draw:frame draw:style-name="gr11" draw:text-style-name="P4" draw:layer="layout" svg:width="2.665cm" svg:height="1.039cm" svg:x="10.76cm" svg:y="9.1cm">
          <draw:text-box>
            <text:p text:style-name="P5"><text:span text:style-name="T2">Communicate</text:span></text:p>
            <text:p text:style-name="P5"><text:span text:style-name="T2">Publish</text:span></text:p>
          </draw:text-box>
        </draw:frame>
        <draw:line draw:style-name="gr5" draw:text-style-name="P2" draw:layer="layout" svg:x1="11.125cm" svg:y1="3.8cm" svg:x2="11.125cm" svg:y2="4.7cm">
          <text:p/>
        </draw:line>
        <draw:line draw:style-name="gr5" draw:text-style-name="P2" draw:layer="layout" svg:x1="13.125cm" svg:y1="4.1cm" svg:x2="13.225cm" svg:y2="5.9cm">
          <text:p/>
        </draw:line>
        <draw:line draw:style-name="gr5" draw:text-style-name="P2" draw:layer="layout" svg:x1="11.225cm" svg:y1="5.1cm" svg:x2="12.525cm" svg:y2="6.1cm">
          <text:p/>
        </draw:line>
        <draw:line draw:style-name="gr5" draw:text-style-name="P2" draw:layer="layout" svg:x1="12.825cm" svg:y1="6.4cm" svg:x2="11.925cm" svg:y2="7.2cm">
          <text:p/>
        </draw:line>
        <draw:line draw:style-name="gr5" draw:text-style-name="P2" draw:layer="layout" svg:x1="12.125cm" svg:y1="8.2cm" svg:x2="12.125cm" svg:y2="9.2cm">
          <text:p/>
        </draw:line>
        <draw:line draw:style-name="gr12" draw:text-style-name="P2" draw:layer="layout" svg:x1="11.525cm" svg:y1="3.8cm" svg:x2="11.125cm" svg:y2="3.8cm">
          <text:p/>
        </draw:line>
        <draw:line draw:style-name="gr12" draw:text-style-name="P2" draw:layer="layout" svg:x1="7.5cm" svg:y1="10.8cm" svg:x2="7.5cm" svg:y2="11.1cm">
          <text:p/>
        </draw:line>
        <draw:line draw:style-name="gr12" draw:text-style-name="P2" draw:layer="layout" svg:x1="12.2cm" svg:y1="10.8cm" svg:x2="12.2cm" svg:y2="11.1cm">
          <text:p/>
        </draw:line>
        <draw:frame draw:style-name="gr3" draw:text-style-name="P4" draw:layer="layout" svg:width="1.201cm" svg:height="0.645cm" svg:x="2.101cm" svg:y="11.101cm">
          <draw:text-box>
            <text:p text:style-name="P6"><text:span text:style-name="T2">April</text:span></text:p>
          </draw:text-box>
        </draw:frame>
        <draw:frame draw:style-name="gr3" draw:text-style-name="P4" draw:layer="layout" svg:width="1.594cm" svg:height="0.645cm" svg:x="6.702cm" svg:y="11.102cm">
          <draw:text-box>
            <text:p text:style-name="P6"><text:span text:style-name="T2">August</text:span></text:p>
          </draw:text-box>
        </draw:frame>
        <draw:frame draw:style-name="gr3" draw:text-style-name="P4" draw:layer="layout" svg:width="2.123cm" svg:height="0.645cm" svg:x="11.202cm" svg:y="11.102cm">
          <draw:text-box>
            <text:p text:style-name="P6"><text:span text:style-name="T2">December</text:span></text:p>
          </draw:text-box>
        </draw:frame>
        <draw:frame draw:style-name="gr3" draw:text-style-name="P7" draw:layer="layout" svg:width="1.035cm" svg:height="0.962cm" svg:x="0cm" svg:y="5.3cm">
          <draw:text-box>
            <text:p>...</text:p>
          </draw:text-box>
        </draw:frame>
        <draw:frame draw:style-name="gr3" draw:text-style-name="P7" draw:layer="layout" svg:width="1.035cm" svg:height="0.962cm" svg:x="14.101cm" svg:y="5.3cm">
          <draw:text-box>
            <text:p>...</text:p>
          </draw:text-box>
        </draw:frame>
        <draw:line draw:style-name="gr13" draw:text-style-name="P2" draw:layer="layout" svg:x1="4.9cm" svg:y1="6cm" svg:x2="5.5cm" svg:y2="6cm">
          <text:p/>
        </draw:line>
        <draw:line draw:style-name="gr13" draw:text-style-name="P2" draw:layer="layout" svg:x1="9.5cm" svg:y1="6cm" svg:x2="10.1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5-01T08:42:51.798623446</dc:date>
    <meta:editing-duration>PT7M33S</meta:editing-duration>
    <meta:editing-cycles>3</meta:editing-cycles>
    <meta:generator>LibreOffice/6.0.2.1$MacOSX_X86_64 LibreOffice_project/f7f06a8f319e4b62f9bc5095aa112a65d2f3ac89</meta:generator>
    <meta:document-statistic meta:object-count="60"/>
  </office:meta>
</office:document-meta>
</file>